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59136" calcext:value-type="float">
            <text:p>111.9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84416" calcext:value-type="float">
            <text:p>108.4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47456" calcext:value-type="float">
            <text:p>109.9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06336" calcext:value-type="float">
            <text:p>108.6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2024-04-25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3296" calcext:value-type="float">
            <text:p>107.1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79616" calcext:value-type="float">
            <text:p>108.1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2023-10-26 0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2416" calcext:value-type="float">
            <text:p>111.5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61856" calcext:value-type="float">
            <text:p>110.8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44976" calcext:value-type="float">
            <text:p>105.3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36416" calcext:value-type="float">
            <text:p>105.4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85056" calcext:value-type="float">
            <text:p>105.9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08416" calcext:value-type="float">
            <text:p>110.0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9936" calcext:value-type="float">
            <text:p>106.9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55456" calcext:value-type="float">
            <text:p>97.7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97856" calcext:value-type="float">
            <text:p>94.0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04096" calcext:value-type="float">
            <text:p>98.3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0256" calcext:value-type="float">
            <text:p>98.0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87616" calcext:value-type="float">
            <text:p>95.9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9136" calcext:value-type="float">
            <text:p>89.0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096" calcext:value-type="float">
            <text:p>83.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201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472" calcext:value-type="float">
            <text:p>87.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201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456" calcext:value-type="float">
            <text:p>82.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2016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384" calcext:value-type="float">
            <text:p>87.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201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5296" calcext:value-type="float">
            <text:p>88.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0592" calcext:value-type="float">
            <text:p>100.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201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0424" calcext:value-type="float">
            <text:p>102.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201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8168" calcext:value-type="float">
            <text:p>104.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201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65856" calcext:value-type="float">
            <text:p>104.7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201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26816" calcext:value-type="float">
            <text:p>104.8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20736" calcext:value-type="float">
            <text:p>109.5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201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58976" calcext:value-type="float">
            <text:p>103.0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201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3744" calcext:value-type="float">
            <text:p>101.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81536" calcext:value-type="float">
            <text:p>100.6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201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84896" calcext:value-type="float">
            <text:p>97.0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6208" calcext:value-type="float">
            <text:p>100.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201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8528" calcext:value-type="float">
            <text:p>95.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201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2536" calcext:value-type="float">
            <text:p>96.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2096" calcext:value-type="float">
            <text:p>99.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201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048" calcext:value-type="float">
            <text:p>83.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201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56" calcext:value-type="float">
            <text:p>82.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1264" calcext:value-type="float">
            <text:p>93.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200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7632" calcext:value-type="float">
            <text:p>92.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200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808" calcext:value-type="float">
            <text:p>87.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200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2007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864" calcext:value-type="float">
            <text:p>76.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2006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7544" calcext:value-type="float">
            <text:p>100.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200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7776" calcext:value-type="float">
            <text:p>85.8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200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912" calcext:value-type="float">
            <text:p>80.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200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684" calcext:value-type="float">
            <text:p>77.5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200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32" calcext:value-type="float">
            <text:p>94.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200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428" calcext:value-type="float">
            <text:p>75.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200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048" calcext:value-type="float">
            <text:p>68.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200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74" calcext:value-type="float">
            <text:p>78.2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200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608" calcext:value-type="float">
            <text:p>90.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199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199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688" calcext:value-type="float">
            <text:p>74.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199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756" calcext:value-type="float">
            <text:p>79.5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199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672" calcext:value-type="float">
            <text:p>80.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1997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2016" calcext:value-type="float">
            <text:p>92.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199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8" calcext:value-type="float">
            <text:p>94.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199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" calcext:value-type="float">
            <text:p>9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199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04" calcext:value-type="float">
            <text:p>83.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199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2" calcext:value-type="float">
            <text:p>96.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199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5884" calcext:value-type="float">
            <text:p>82.1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199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7892" calcext:value-type="float">
            <text:p>75.1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199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252" calcext:value-type="float">
            <text:p>73.5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199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972" calcext:value-type="float">
            <text:p>70.1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199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592" calcext:value-type="float">
            <text:p>70.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199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22" calcext:value-type="float">
            <text:p>89.9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5203</text:p>
          </table:table-cell>
          <table:table-cell office:value-type="string" calcext:value-type="string">
            <text:p>Medina Lake Quad</text:p>
          </table:table-cell>
          <table:table-cell office:value-type="string" calcext:value-type="string">
            <text:p>1987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62" meta:object-count="0"/>
    <meta:user-defined meta:name="AppVersion">3.0</meta:user-defined>
  </office:meta>
</office:document-meta>
</file>